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officeooo:paragraph-rsid="0012bb72"/>
    </style:style>
    <style:style style:name="P3" style:family="paragraph" style:parent-style-name="Standard">
      <style:text-properties officeooo:rsid="0012bb72" officeooo:paragraph-rsid="0012bb72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officeooo:rsid="0019cc6e" officeooo:paragraph-rsid="0019cc6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officeooo:rsid="001af0f7" officeooo:paragraph-rsid="001af0f7"/>
    </style:style>
    <style:style style:name="P9" style:family="paragraph" style:parent-style-name="Standard">
      <style:text-properties officeooo:rsid="0019cc6e" officeooo:paragraph-rsid="0019cc6e"/>
    </style:style>
    <style:style style:name="P10" style:family="paragraph" style:parent-style-name="Standard">
      <style:text-properties officeooo:rsid="001bdabf" officeooo:paragraph-rsid="001bdabf"/>
    </style:style>
    <style:style style:name="P11" style:family="paragraph" style:parent-style-name="Standard" style:list-style-name="L1">
      <style:paragraph-properties fo:margin-left="0cm" fo:margin-right="0cm" fo:text-indent="-0.635cm" style:auto-text-indent="false"/>
    </style:style>
    <style:style style:name="P12" style:family="paragraph" style:parent-style-name="Standard" style:list-style-name="L1">
      <style:paragraph-properties fo:margin-left="0cm" fo:margin-right="0cm" fo:text-indent="-0.635cm" style:auto-text-indent="false"/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Monospace" fo:font-size="10pt" officeooo:rsid="0019cc6e" officeooo:paragraph-rsid="0019cc6e" style:font-name-asian="Monospace" style:font-size-asian="10pt" style:font-name-complex="Monospace" style:font-size-complex="10pt"/>
    </style:style>
    <style:style style:name="T1" style:family="text">
      <style:text-properties fo:color="#474747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loext:opacity="100%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5" style:family="text">
      <style:text-properties fo:color="#6a3e3e" loext:opacity="100%"/>
    </style:style>
    <style:style style:name="T6" style:family="text">
      <style:text-properties fo:color="#6a3e3e" loext:opacity="100%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language="en" fo:country="US"/>
    </style:style>
    <style:style style:name="T8" style:family="text">
      <style:text-properties fo:color="#0000c0" loext:opacity="100%"/>
    </style:style>
    <style:style style:name="T9" style:family="text">
      <style:text-properties fo:color="#0000c0" loext:opacity="100%"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10" style:family="text">
      <style:text-properties fo:color="#0000c0" loext:opacity="100%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1" style:family="text">
      <style:text-properties fo:color="#7f0055" loext:opacity="100%" fo:font-weight="bold" style:font-weight-asian="bold" style:font-weight-complex="bold"/>
    </style:style>
    <style:style style:name="T12" style:family="text">
      <style:text-properties fo:color="#2a00ff" loext:opacity="100%"/>
    </style:style>
    <style:style style:name="T13" style:family="text">
      <style:text-properties fo:color="#2a00ff" loext:opacity="100%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officeooo:rsid="0012bb72"/>
    </style:style>
    <style:style style:name="T15" style:family="text">
      <style:text-properties officeooo:rsid="0014168b"/>
    </style:style>
    <style:style style:name="T16" style:family="text">
      <style:text-properties officeooo:rsid="0014864e"/>
    </style:style>
    <style:style style:name="T17" style:family="text">
      <style:text-properties officeooo:rsid="00162ea0"/>
    </style:style>
    <style:style style:name="T18" style:family="text">
      <style:text-properties officeooo:rsid="0019cc6e"/>
    </style:style>
    <style:style style:name="T19" style:family="text">
      <style:text-properties officeooo:rsid="001af0f7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8">Nachdenkzettel: </text:span>Software-Entwicklung 2, <text:span text:style-name="T17">Streams processing</text:span></text:p>
      <text:p text:style-name="Standard"/>
      <text:p text:style-name="Standard"/>
      <text:p text:style-name="Standard"/>
      <text:p text:style-name="Standard"/>
      <text:p text:style-name="Standard"/>
      <text:p text:style-name="Standard">1. Filtern sie die folgende Liste mit Hilfe eines Streams nach Namen mit „K“ am Anfang:</text:p>
      <text:p text:style-name="Standard">final List&lt;String&gt; names = Arrays.asList(“John”, “Karl”, “Steve”, “Ashley”, “Kate”);</text:p>
      <text:p text:style-name="Standard"/>
      <text:p text:style-name="P8">name.stream.startsWith(„K“)</text:p>
      <text:p text:style-name="Standard"/>
      <text:p text:style-name="Standard"><text:s text:c="29"/></text:p>
      <text:p text:style-name="Standard"/>
      <text:p text:style-name="Standard"/>
      <text:p text:style-name="Standard">2. Welche 4 Typen von Functions gibt es in Java8 und wie heisst ihre Access-Methode?</text:p>
      <text:p text:style-name="P5">Tipp: Stellen Sie sich eine echte Funktion vor <text:s/>(keine Seiteneffekte) und variieren Sie die verschiedenen Teile der Funktion.</text:p>
      <text:p text:style-name="P8">Map(), filter(), sort(), </text:p>
      <text:p text:style-name="P8"/>
      <text:p text:style-name="P8">Staticmethoden, Factorymethoden, Instanzmethoden, Konstruktormethoden</text:p>
      <text:p text:style-name="Standard"><text:s text:c="23"/></text:p>
      <text:p text:style-name="Standard"><text:s text:c="51"/></text:p>
      <text:p text:style-name="Standard"/>
      <text:p text:style-name="P4">3. <text:span text:style-name="T1">forEach() and peek() operieren nur über Seiteneffekte. Wieso?</text:span></text:p>
      <text:p text:style-name="Standard"><text:s text:c="3"/></text:p>
      <text:p text:style-name="Standard"/>
      <text:p text:style-name="Standard"/>
      <text:p text:style-name="Standard">4. sort() <text:span text:style-name="T18">ist eine interessante Funktion in Streams. Vor allem wenn es ein paralleler Stream ist. Worin liegt das Problem?</text:span></text:p>
      <text:p text:style-name="Standard"/>
      <text:p text:style-name="P8">Das Problem liegt darin, dass bei parallelstreams bei sort eine falsche Reihenfolge herauskommen kann, da die parallel laufenden Streams zu unterschiedlichen Zeiten fertig werden können.</text:p>
      <text:p text:style-name="Standard"><text:s/></text:p>
      <text:p text:style-name="Standard"><text:s text:c="26"/></text:p>
      <text:p text:style-name="Standard"/>
      <text:p text:style-name="Standard">5. <text:span text:style-name="T16">Achtung: <text:s/></text:span><text:span text:style-name="T18">Erklären Sie was falsch oder problematisch ist und warum.</text:span></text:p>
      <text:p text:style-name="Standard"><text:s text:c="51"/></text:p>
      <text:p text:style-name="Standard">a) Set&lt;Integer&gt; seen = new HashSet&lt;&gt;();</text:p>
      <text:p text:style-name="Standard"><text:s text:c="7"/>someCollection.parallel().map(e -&gt; { if (seen.add(e)) return 0; else return e; })</text:p>
      <text:p text:style-name="Standard"/>
      <text:p text:style-name="Standard"/>
      <text:p text:style-name="Standard">b) Set&lt;Integer&gt; seen = Collections.synchronizedSet(new HashSet&lt;&gt;());</text:p>
      <text:p text:style-name="Standard"><text:s text:c="7"/>someCollection.parallel().map(e -&gt; { if (seen.add(e)) return 0; else return e; })</text:p>
      <text:p text:style-name="Standard"/>
      <text:p text:style-name="Standard"/>
      <text:p text:style-name="Standard"/>
      <text:p text:style-name="Standard"/>
      <text:p text:style-name="Standard"><text:span text:style-name="T14">6</text:span>. Ergebnis?</text:p>
      <text:p text:style-name="P2">List&lt;String&gt; names = Arrays.asList(“<text:span text:style-name="T14">1a</text:span>”, “<text:span text:style-name="T14">2b</text:span>”, “<text:span text:style-name="T14">3c</text:span>”, “<text:span text:style-name="T14">4d</text:span>”, “<text:span text:style-name="T14">5e</text:span>”);</text:p>
      <text:p text:style-name="P3"><text:soft-page-break/><text:s/>names.stream()</text:p>
      <text:p text:style-name="P2"><text:tab/>.map(x → x.toUppercase())</text:p>
      <text:p text:style-name="Standard"><text:s text:c="7"/><text:tab/>.mapToInt(x → x.pos(1)</text:p>
      <text:p text:style-name="Standard"><text:tab/>.filter(x → x &lt; 5)</text:p>
      <text:p text:style-name="Standard"><text:s text:c="6"/><text:span text:style-name="T19">1A, 2B, 3C, 4D</text:span></text:p>
      <text:p text:style-name="Standard"/>
      <text:p text:style-name="P5">Wenn Sie schon am Grübeln sind, erklären Sie doch bei der Gelegenheit warum es gut ist, dass Streams <text:s/>„faul“ sind.</text:p>
      <text:p text:style-name="Standard"/>
      <text:list xml:id="list4282383766" text:style-name="L1">
        <text:list-header>
          <text:p text:style-name="P11"/>
          <text:p text:style-name="P11"><text:span text:style-name="T15">7</text:span>. <text:s/><text:span text:style-name="T16">Wieso braucht es das 3. Argument in der reduce Methode?</text:span></text:p>
          <text:p text:style-name="P12"/>
          <text:p text:style-name="P12"/>
          <text:p text:style-name="P11"><text:span text:style-name="T3">List&lt;Person&gt; </text:span><text:span text:style-name="T6">persons</text:span><text:span text:style-name="T3"> = Arrays.</text:span><text:span text:style-name="T4">asList</text:span><text:span text:style-name="T3">(</text:span></text:p>
        </text:list-header>
      </text:list>
      <text:p text:style-name="P6"><text:span text:style-name="T2"><text:s text:c="8"/><text:tab/></text:span><text:span text:style-name="T11">new</text:span><text:span text:style-name="T2"> Person(</text:span><text:span text:style-name="T12">"Max"</text:span><text:span text:style-name="T2">, 18, 4000),</text:span></text:p>
      <text:p text:style-name="P6"><text:span text:style-name="T2"><text:s text:c="8"/><text:tab/></text:span><text:span text:style-name="T11">new</text:span><text:span text:style-name="T2"> Person(</text:span><text:span text:style-name="T12">"Peter"</text:span><text:span text:style-name="T2">, 23, 5000),</text:span></text:p>
      <text:p text:style-name="P6"><text:span text:style-name="T2"><text:s text:c="8"/><text:tab/></text:span><text:span text:style-name="T11">new</text:span><text:span text:style-name="T2"> Person(</text:span><text:span text:style-name="T12">"Pamela"</text:span><text:span text:style-name="T2">, 23, 6000),</text:span></text:p>
      <text:p text:style-name="P6"><text:span text:style-name="T2"><text:s text:c="8"/><text:tab/></text:span><text:span text:style-name="T11">new</text:span><text:span text:style-name="T2"> Person(</text:span><text:span text:style-name="T12">"David"</text:span><text:span text:style-name="T2">, 12, 7000));</text:span></text:p>
      <text:p text:style-name="P6"/>
      <text:p text:style-name="P6"><text:span text:style-name="T2"><text:s text:c="8"/><text:tab/></text:span><text:span text:style-name="T11">int</text:span><text:span text:style-name="T2"> </text:span><text:span text:style-name="T5">money</text:span><text:span text:style-name="T2"> = </text:span><text:span text:style-name="T5">persons</text:span></text:p>
      <text:p text:style-name="P6"><text:s text:c="8"/><text:tab/><text:tab/>.parallelStream()</text:p>
      <text:p text:style-name="P6"><text:span text:style-name="T2"><text:s text:c="8"/><text:tab/><text:tab/>.filter(</text:span><text:span text:style-name="T5">p</text:span><text:span text:style-name="T2"> -&gt; </text:span><text:span text:style-name="T5">p</text:span><text:span text:style-name="T2">.</text:span><text:span text:style-name="T8">salary</text:span><text:span text:style-name="T2"> &gt; 5000)</text:span></text:p>
      <text:p text:style-name="P6"><text:span text:style-name="T2"><text:s text:c="8"/><text:tab/><text:tab/>.reduce(0, (</text:span><text:span text:style-name="T5">p1</text:span><text:span text:style-name="T2">, </text:span><text:span text:style-name="T5">p2</text:span><text:span text:style-name="T2">) -&gt; ( </text:span><text:span text:style-name="T5">p1</text:span><text:span text:style-name="T2"> + </text:span><text:span text:style-name="T5">p2</text:span><text:span text:style-name="T2">.</text:span><text:span text:style-name="T8">salary</text:span><text:span text:style-name="T2">), (</text:span><text:span text:style-name="T5">s1</text:span><text:span text:style-name="T2">, </text:span><text:span text:style-name="T5">s2</text:span><text:span text:style-name="T2">)-&gt; (</text:span><text:span text:style-name="T5">s1</text:span><text:span text:style-name="T2"> + </text:span><text:span text:style-name="T5">s2</text:span><text:span text:style-name="T2">));</text:span></text:p>
      <text:p text:style-name="P7"><text:s text:c="8"/><text:tab/><text:tab/></text:p>
      <text:p text:style-name="P6"><text:span text:style-name="T4"><text:tab/><text:tab/></text:span><text:span text:style-name="T10">log</text:span><text:span text:style-name="T3">.debug(</text:span><text:span text:style-name="T13">"salaries: "</text:span><text:span text:style-name="T3"> + </text:span><text:span text:style-name="T6">money</text:span><text:span text:style-name="T3">);</text:span></text:p>
      <text:p text:style-name="P7"/>
      <text:p text:style-name="P14">Tipp: Stellen Sie sich eine Streamsarchitektur vor (schauen Sie meine Slides an). </text:p>
      <text:p text:style-name="P14">Am Anfang ist eine Collection. Sie haben mehrere Threads zur Verfügung. Mit was fangen Sie an? Dann haben die Threads gearbeitet. Was muss dann passieren? </text:p>
      <text:p text:style-name="Standard"/>
      <text:p text:style-name="P10">Die Ergebnisse der Threads müssen wieder zusammengeführt werden</text:p>
      <text:p text:style-name="Standard"/>
      <text:p text:style-name="Standard"/>
      <text:p text:style-name="Standard"><text:span text:style-name="T15">8</text:span>. Was ist der Effekt von stream.unordered() bei sequentiellen Streams und bei parallelen streams?</text:p>
      <text:p text:style-name="Standard"/>
      <text:p text:style-name="P10">Seq: es kommt immer eine andere Reihenfolge raus</text:p>
      <text:p text:style-name="P10"/>
      <text:p text:style-name="P10">Par: ebenso</text:p>
      <text:p text:style-name="Standard"/>
      <text:p text:style-name="Standard"/>
      <text:p text:style-name="Standard"><text:span text:style-name="T15">9</text:span>. Fallen</text:p>
      <text:p text:style-name="Standard"/>
      <text:p text:style-name="Standard">a) <text:tab/>IntStream stream = IntStream.of(1, 2);</text:p>
      <text:p text:style-name="Standard"><text:tab/><text:tab/>stream.forEach(System.out::println);</text:p>
      <text:p text:style-name="Standard"><text:tab/><text:tab/>stream.forEach(System.out::println);</text:p>
      <text:p text:style-name="P8">bricht bei der ersten foreach schon ab</text:p>
      <text:p text:style-name="Standard"/>
      <text:p text:style-name="Standard">b) IntStream.iterate(0, i -&gt; i + 1)</text:p>
      <text:p text:style-name="Standard"><text:s text:c="7"/><text:tab/> <text:s text:c="7"/>.forEach(System.out::println);</text:p>
      <text:p text:style-name="P8">hört nicht auf?</text:p>
      <text:p text:style-name="Standard"><text:soft-page-break/></text:p>
      <text:p text:style-name="Standard"/>
      <text:p text:style-name="Standard">c) <text:s text:c="5"/>IntStream.iterate(0, i -&gt; ( i + 1 ) % 2)</text:p>
      <text:p text:style-name="Standard"><text:s text:c="8"/><text:tab/><text:tab/> .distinct() <text:tab/><text:tab/><text:tab/><text:tab/><text:tab/>//.parallel()?</text:p>
      <text:p text:style-name="Standard"><text:s text:c="8"/><text:tab/><text:tab/> .limit(10)</text:p>
      <text:p text:style-name="Standard"><text:s text:c="8"/><text:tab/><text:tab/> .forEach(System.out::println);</text:p>
      <text:p text:style-name="P8">gibt immer nur 0 und 1 raus</text:p>
      <text:p text:style-name="Standard"/>
      <text:p text:style-name="Standard"><text:span text:style-name="T7">d) </text:span><text:span text:style-name="T3"><text:s text:c="8"/>List&lt;Integer&gt; </text:span><text:span text:style-name="T6">list</text:span><text:span text:style-name="T3"> = IntStream.</text:span><text:span text:style-name="T4">range</text:span><text:span text:style-name="T3">(0, 10)</text:span></text:p>
      <text:p text:style-name="Standard"><text:s text:c="8"/><text:tab/><text:tab/> <text:s text:c="8"/><text:tab/>.boxed()</text:p>
      <text:p text:style-name="Standard"><text:span text:style-name="T3"><text:s text:c="8"/><text:tab/><text:tab/>.collect(Collectors.</text:span><text:span text:style-name="T4">toList</text:span><text:span text:style-name="T3">());</text:span></text:p>
      <text:p text:style-name="P1"/>
      <text:p text:style-name="Standard"><text:span text:style-name="T2"><text:s text:c="8"/><text:tab/><text:tab/><text:tab/></text:span><text:span text:style-name="T5">list</text:span><text:span text:style-name="T2">.stream()</text:span></text:p>
      <text:p text:style-name="Standard"><text:span text:style-name="T2"><text:s text:c="8"/><text:tab/> <text:s text:c="7"/><text:tab/><text:tab/>.peek(</text:span><text:span text:style-name="T5">list</text:span><text:span text:style-name="T2">::remove)</text:span></text:p>
      <text:p text:style-name="Standard"><text:span text:style-name="T3"><text:s text:c="8"/><text:tab/> <text:s text:c="5"/>.forEach(System.</text:span><text:span text:style-name="T9">out</text:span><text:span text:style-name="T3">::println);</text:span></text:p>
      <text:p text:style-name="Standard"/>
      <text:p text:style-name="P8">peek()löscht alles, was es sieht gleich raus</text:p>
      <text:p text:style-name="Standard"/>
      <text:p text:style-name="Standard"/>
      <text:p text:style-name="Standard">from: Java 8 Friday: http://blog.jooq.org/2014/06/13/java-8-friday-10-subtle-mistakes-when-using-the-streams-api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4T18:42:23.640000000</dc:date>
    <meta:generator>LibreOffice/7.1.8.1$Windows_X86_64 LibreOffice_project/e1f30c802c3269a1d052614453f260e49458c82c</meta:generator>
    <meta:editing-duration>PT10H21M4S</meta:editing-duration>
    <meta:editing-cycles>57</meta:editing-cycles>
    <meta:print-date>2020-01-09T13:17:19.856742100</meta:print-date>
    <meta:document-statistic meta:table-count="0" meta:image-count="0" meta:object-count="0" meta:page-count="3" meta:paragraph-count="70" meta:word-count="416" meta:character-count="3516" meta:non-whitespace-character-count="2706"/>
  </office:meta>
</office:document-meta>
</file>